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40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</office:automatic-styles>
  <office:body>
    <office:spreadsheet>
      <table:table table:name="Sheet1" table:style-name="ta1" table:print="false">
        <table:table-column table:style-name="co1" table:number-columns-repeated="2" table:default-cell-style-name="ce1"/>
        <table:table-column table:style-name="co2" table:number-columns-repeated="254" table:default-cell-style-name="ce1"/>
        <table:table-row table:style-name="ro1">
          <table:table-cell office:value-type="string">
            <text:p>9 squares:</text:p>
          </table:table-cell>
          <table:table-cell table:formula="oooc:=FACT(9)*POWER(4;9)" office:value-type="float" office:value="95126814720">
            <text:p>95,126,814,720</text:p>
          </table:table-cell>
          <table:table-cell office:value-type="string">
            <text:p>possibilities</text:p>
          </table:table-cell>
          <table:table-cell table:number-columns-repeated="253"/>
        </table:table-row>
        <table:table-row table:style-name="ro1">
          <table:table-cell office:value-type="string">
            <text:p>4 Squares:</text:p>
          </table:table-cell>
          <table:table-cell table:formula="oooc:=FACT(4)*POWER(4;4)" office:value-type="float" office:value="6144">
            <text:p>6,144</text:p>
          </table:table-cell>
          <table:table-cell office:value-type="string">
            <text:p>possibilities</text:p>
          </table:table-cell>
          <table:table-cell table:number-columns-repeated="253"/>
        </table:table-row>
        <table:table-row table:style-name="ro1">
          <table:table-cell office:value-type="string">
            <text:p>1 Square:</text:p>
          </table:table-cell>
          <table:table-cell table:formula="oooc:=FACT(1)*POWER(4;1)" office:value-type="float" office:value="4">
            <text:p>4</text:p>
          </table:table-cell>
          <table:table-cell office:value-type="string">
            <text:p>possibilities</text:p>
          </table:table-cell>
          <table:table-cell table:number-columns-repeated="253"/>
        </table:table-row>
        <table:table-row table:style-name="ro1" table:number-rows-repeated="6553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28">12/28/2008</text:date>, <text:time>11:24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Live user</meta:initial-creator>
    <meta:creation-date>2008-12-28T11:06:38</meta:creation-date>
    <dc:creator>Live user</dc:creator>
    <dc:date>2008-12-28T11:24:38</dc:date>
    <meta:editing-cycles>1</meta:editing-cycles>
    <meta:editing-duration>PT2M50S</meta:editing-duration>
    <meta:user-defined meta:name="Info 1"/>
    <meta:user-defined meta:name="Info 2"/>
    <meta:user-defined meta:name="Info 3"/>
    <meta:user-defined meta:name="Info 4"/>
    <meta:document-statistic meta:table-count="3" meta:cell-count="9"/>
  </office:meta>
</office:document-meta>
</file>